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6pt" style:text-underline-style="solid" style:text-underline-width="auto" style:text-underline-color="font-color" fo:font-weight="bold" officeooo:rsid="0013c604" officeooo:paragraph-rsid="0013c604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6pt" style:text-underline-style="solid" style:text-underline-width="auto" style:text-underline-color="font-color" fo:font-weight="bold" officeooo:rsid="0015440c" officeooo:paragraph-rsid="0015440c" style:font-size-asian="14pt" style:font-weight-asian="bold" style:font-size-complex="16pt" style:font-weight-complex="bold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ext_20_body" style:list-style-name="L1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size="11pt" officeooo:paragraph-rsid="0017b369" style:font-size-asian="11pt" style:font-size-complex="11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imes New Roman" fo:font-size="11pt" style:text-underline-style="none" fo:font-weight="normal" officeooo:rsid="0013c604" officeooo:paragraph-rsid="0013c604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fo:font-size="11pt" style:text-underline-style="none" fo:font-weight="normal" officeooo:rsid="00161c6a" officeooo:paragraph-rsid="00161c6a" style:font-size-asian="11pt" style:font-weight-asian="normal" style:font-size-complex="11pt" style:font-weight-complex="normal"/>
    </style:style>
    <style:style style:name="T1" style:family="text">
      <style:text-properties officeooo:rsid="0017b369"/>
    </style:style>
    <style:style style:name="T2" style:family="text">
      <style:text-properties style:font-name="Times New Roman" fo:font-size="11pt" style:font-size-asian="11pt" style:font-size-complex="11pt"/>
    </style:style>
    <style:style style:name="T3" style:family="text">
      <style:text-properties fo:font-weight="normal" officeooo:rsid="0017b369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ORTAD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NDIC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.- Introducción</text:p>
      <text:p text:style-name="P1"/>
      <text:p text:style-name="P3">La capa física se encarga de definir todos los aspectos relacionados con los elementos físicos de conexión de los dispositivos a la red, así como de establecer los procedimientos para transmitir la información sobre <text:span text:style-name="T1">el medio</text:span> físic<text:span text:style-name="T1">o</text:span> emplead<text:span text:style-name="T1">o</text:span>. En este sentido, puede decirse que la capa física es la encargada de definir cuatro tipos de características de los elementos de interconexión:</text:p>
      <text:list text:style-name="L1">
        <text:list-item>
          <text:p text:style-name="P4"><text:span text:style-name="Strong_20_Emphasis"><text:span text:style-name="T2">Mecánicas</text:span></text:span><text:span text:style-name="T2">: se refiere a las características físicas del elemento de conexión con la red, es decir, a las propiedades de la interfaz física con el medio de comunicación. Por ejemplo, las dimensiones y forma del conector, el número de cables usados en la conexión, el número de pines del conector. el tamaño del cable, el tipo de antena, etc.</text:span></text:p>
        </text:list-item>
        <text:list-item>
          <text:p text:style-name="P4"><text:span text:style-name="Strong_20_Emphasis"><text:span text:style-name="T2">Eléctricas</text:span></text:span><text:span text:style-name="T2">: especifica las características eléctricas empleadas, por ejemplo, la tensión usada, velocidad de transmisión, intensidad en los pines. etc.</text:span></text:p>
        </text:list-item>
        <text:list-item>
          <text:p text:style-name="P4"><text:span text:style-name="Strong_20_Emphasis"><text:span text:style-name="T2">Funcionales</text:span></text:span><text:span text:style-name="T2">: define las funciones de cada uno de los circuitos del elemento de interconexión a la red, por ejemplo, pin X para transmitir, pin Y para recibir, etc.</text:span></text:p>
        </text:list-item>
        <text:list-item>
          <text:p text:style-name="P4"><text:span text:style-name="Strong_20_Emphasis"><text:span text:style-name="T2">De procedimiento</text:span></text:span><text:span text:style-name="T2">: establece los pasos a realizar para transmitir información a través del medio físico.</text:span></text:p>
        </text:list-item>
      </text:list>
      <text:p text:style-name="P3">Esta capa ofrece a los niveles superiores un servicio de transmisión de datos, es decir, proporciona un mecanismo para enviar y recibir bits empleando el canal de comunicación.</text:p>
      <text:p text:style-name="P5"><text:span text:style-name="T3">Podemos decir entonces que la capa física abarca tres áreas funcionales: los componentes físicos, la codificación y la señalización. </text:span>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15440c"/>
    </style:style>
    <style:page-layout style:name="Mpm1">
      <style:page-layout-properties fo:page-width="21.001cm" fo:page-height="29.7cm" style:num-format="1" style:print-orientation="portrait" fo:margin-top="3cm" fo:margin-bottom="2.499cm" fo:margin-left="2.499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border"/>
    </style:style>
  </office:automatic-styles>
  <office:master-styles>
    <style:master-page style:name="Standard" style:page-layout-name="Mpm1" draw:style-name="Mdp1">
      <style:footer>
        <text:p text:style-name="Footer"><text:tab/><text:tab/><text:span text:style-name="MT1">3</text:span></text:p>
      </style:footer>
      <style:footer-left>
        <text:p text:style-name="Footer"><text:tab/><text:tab/></text:p>
      </style:footer-left>
      <style:footer-first>
        <text:p text:style-name="Footer"><text:tab/><text:tab/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20:15:13.351000000</meta:creation-date>
    <dc:date>2024-09-29T21:06:41.622000000</dc:date>
    <meta:editing-duration>PT4M15S</meta:editing-duration>
    <meta:editing-cycles>1</meta:editing-cycles>
    <meta:document-statistic meta:table-count="0" meta:image-count="0" meta:object-count="0" meta:page-count="3" meta:paragraph-count="14" meta:word-count="238" meta:character-count="1493" meta:non-whitespace-character-count="1261"/>
    <meta:generator>LibreOffice/24.8.1.2$Windows_X86_64 LibreOffice_project/87fa9aec1a63e70835390b81c40bb8993f1d4ff6</meta:generator>
  </office:meta>
</office:document-meta>
</file>